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rasil e França debatem a profissionalização do serviço público</text:h>
      <text:p text:style-name="P3">Francisco Matelli Matulovic</text:p>
      <text:p text:style-name="Standard">O texto mostra que a interação das escolas de ensino de Administração Pública, no Brasil e na França tem gerado interessantes debates. As diferentes visões que a Escola Nacional de Administração Pública (ENAP) e a Ecole Nationale D'Administration (ENA) debatidas no <text:s/>o Fórum Brasil-França. Membros das duas escolas e governos estam presentes.</text:p>
      <text:p text:style-name="P2"/>
      <text:p text:style-name="Standard">Na avaliação da representante da Casa Civil, as articulações de caráter regional ainda estão pouco desenvolvidas no Brasil. É necessário constituir mecanismos para articulação das políticas das três esferas de governo, utilizando, inclusive, as tecnologias de comunicação</text:p>
      <text:p text:style-name="Standard"/>
      <text:p text:style-name="Standard">Miriam Belchior também indicou, como elementos essenciais do trabalho coordenado: a definição clara das responsabilidades individuais e dos resultados que se pretende alcançar; e a manutenção do entusiasmo das equipes envolvidas e de racionalidade, disse.</text:p>
      <text:p text:style-name="Standard"/>
      <text:p text:style-name="Standard">Em relação aos desafios da formação, Françoise citou a necessidade de que as lideranças públicas se adéquem ao cenário econômico, social e administrativo, cada vez mais movimentado e diversificado. Esse desafio não corresponde a somente um ministério ou a uma agência e, sim, às regras de uma política interministerial e global, avaliou.</text:p>
      <text:p text:style-name="Standard"/>
      <text:p text:style-name="Standard">Para aperfeiçoar a formação do funcionalismo público brasileiro, segundo Gaetani, também há necessidade de mapear competências e processos, estabelecer bases de dados atualizadas e alinhamento de estruturas de incentivos. O secretário alerta para o problema da formação monotemática. Apostar em um único modelo de profissional pode levar à distorção e a uma série de patologias organizacionais. Esse é o risco de se investir em direções erradas, complementou.</text:p>
      <text:p text:style-name="Standard"/>
      <text:p text:style-name="Standard">Ao final de leitura conclui-se que os problemas brasileiros são de ordem mais prática, enquanto na França, o debate se concentra em questões mais amplas, as discussões são sobre a existência e finalidade do serviço público.</text:p>
      <text:p text:style-name="Standard"/>
      <text:p text:style-name="Standard"/>
      <text:h text:style-name="P4" text:outline-level="1">Saúde do trabalhador: um (não) olhar sobre o servidor público</text:h>
      <text:p text:style-name="P1"><text:s text:c="5"/>Tatiana Ramminger e Henrique Caetano Nardi</text:p>
      <text:p text:style-name="Standard"/>
      <text:p text:style-name="Standard"><text:s text:c="2"/>Todas essas iniciativas afirmam um outro papel para o Estado na mediação das relações entre capital e trabalho. Sob essa nova estrutura, surge a base do sistema brasileiro de atenção à saúde dos trabalhadores, com caráter eminentemente privado, ligado ao capital e ancorado na rede enunciativa da Medicina do Trabalho (NARDI, 1999). Características muito claras desse modelo são a centralidade na figura do médico, a visão biológica, individual e unicausal das doenças e acidentes do trabalho (DIAS , 1994; MINAYO -G OMEZ; THEDIM-COSTA, 1997).</text:p>
      <text:p text:style-name="Standard"/>
      <text:p text:style-name="Standard"><text:s text:c="2"/>Concomitante às discussões das principais diretrizes do Sistema Único de Saúde (SUS) na VIII Conferência Nacional de Saúde, realizava-se a I Conferência Nacional de Saúde do Trabalhador, marcando o conflito com os setores tradicionais da Medicina do Trabalho, pois “instaurar o novo paradigma implica, por conseguinte, enfrentar e extrapolar as concepções tecnicistas hegemônicas nessa área especializada da medicina e da engenharia. Concepções consolidadas que fornecem soluções modelares, reproduzidas na formação de profissionais e sustentadas por volumosos recursos econômicos e técnicos” (MINAYO-GOMEZ; THEDIM-COSTA, 1997).</text:p>
      <text:p text:style-name="Standard"/>
      <text:p text:style-name="Standard"><text:s text:c="2"/>Sua principal característica é tomar o processo de trabalho como ponto de partida para analisar a relação entre saúde e trabalho, ao mesmo tempo em que pretende valorizar o saber e a experiência do trabalhador sobre seu próprio ofício, entendendo-o como sujeito ativo do processo saúde-doença e não, simplesmente, como objeto de atenção à saúde(DIAS, 1994; NARDI, 1999).</text:p>
      <text:p text:style-name="Standard"/>
      <text:p text:style-name="Standard"><text:s text:c="2"/>A Saúde do Trabalhador passa a ter nova definição a partir da Constituição Federal de 1988 que, ao mencionar a saúde do trabalhador e o ambiente de trabalho, o faz expressamente no capítulo do direito à saúde. Seguindo essa definição, a Lei Federal8.080/1990 estabelece que a Saúde do Trabalhador é área de atuação do Sistema Único de Saúde, e não mais atribuição exclusiva do Ministério do Trabalho e Emprego ou do Ministério da Previdência Social <text:s/>a inspeção do trabalho, reservada à União (CF, art. 21, XXIV), com a vigilância da saúde dos trabalhadores, obrigações do sistema</text:p>
      <text:p text:style-name="Standard">de saúde que, por mandamento constitucional, deve ser descentralizado para todas as esferas do governo (CF, art. 198,I)” (BRASIL, 2001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Matelli</meta:initial-creator>
    <meta:creation-date>2010-05-18T19:49:01</meta:creation-date>
    <dc:date>2010-05-18T22:02:59</dc:date>
    <dc:creator>Francisco Matelli</dc:creator>
    <meta:editing-duration>PT01H58M38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15" meta:word-count="651" meta:character-count="4417"/>
  </office:meta>
</office:document-meta>
</file>